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3bf1c6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f9420" officeooo:paragraph-rsid="001f9420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2cfca4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26b674" style:font-size-asian="12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2a5329" officeooo:paragraph-rsid="002a5329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1bbc59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3348c7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30f9d6" style:font-style-asian="normal" style:font-weight-asian="normal" style:text-emphasize="none"/>
    </style:style>
    <style:style style:name="T6" style:family="text">
      <style:text-properties officeooo:rsid="0033a60c"/>
    </style:style>
    <style:style style:name="T7" style:family="text">
      <style:text-properties officeooo:rsid="003520bd"/>
    </style:style>
    <style:style style:name="T8" style:family="text">
      <style:text-properties officeooo:rsid="00385388"/>
    </style:style>
    <style:style style:name="T9" style:family="text">
      <style:text-properties officeooo:rsid="003a1dd1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1f39ab" style:font-style-asian="normal" style:font-weight-asian="normal" style:text-emphasize="none"/>
    </style:style>
    <style:style style:name="T11" style:family="text">
      <style:text-properties officeooo:rsid="003f1642"/>
    </style:style>
    <style:style style:name="T12" style:family="text">
      <style:text-properties officeooo:rsid="003c5007"/>
    </style:style>
    <style:style style:name="T13" style:family="text">
      <style:text-properties officeooo:rsid="003d10c9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normal" officeooo:rsid="002cfca4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normal" officeooo:rsid="001f9420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officeooo:rsid="002a5329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fo:font-weight="normal" officeooo:rsid="002db84d" style:font-style-asian="normal" style:font-weight-asian="normal" style:text-emphasize="none"/>
    </style:style>
    <style:style style:name="T18" style:family="text">
      <style:text-properties officeooo:rsid="0040c7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Massaru — </text:span><text:span text:style-name="T3">Массару</text:span></text:p>
      <text:p text:style-name="P1" loext:marker-style-name="T1"><text:span text:style-name="T3">Manor courtesy — </text:span><text:span text:style-name="T4">Привітання Садиби</text:span><text:span text:style-name="T5"> (Садиба у цьому випадку виконує роль фаейрлінк шрафна із дарк соулсів), </text:span><text:span text:style-name="T4">виконує роль «погребального дару» як у дарк соулсах.</text:span></text:p>
      <text:p text:style-name="P1" loext:marker-style-name="T1">Gustav - <text:span text:style-name="T6">Густав</text:span></text:p>
      <text:p text:style-name="P1" loext:marker-style-name="T1">Grumyin - Грум'їн</text:p>
      <text:p text:style-name="P1" loext:marker-style-name="T1">Randalya - <text:span text:style-name="T7">Рандал</text:span><text:span text:style-name="T8">і</text:span><text:span text:style-name="T7">я</text:span></text:p>
      <text:p text:style-name="P1" loext:marker-style-name="T1">Palagard — <text:span text:style-name="T7">Палагард</text:span></text:p>
      <text:p text:style-name="P1" loext:marker-style-name="T1"/>
      <text:p text:style-name="P2" loext:marker-style-name="T1">Flaming War Golem - <text:span text:style-name="T9">Вогняний Бог Війни</text:span></text:p>
      <text:p text:style-name="P3" loext:marker-style-name="T1"><text:span text:style-name="T10"/></text:p>
      <text:p text:style-name="P3" loext:marker-style-name="T1">Forgotten Sparks — <text:span text:style-name="T11">Забуті іскри</text:span></text:p>
      <text:p text:style-name="P3" loext:marker-style-name="T1">Souls Dungeon — <text:span text:style-name="T12">Підземелля </text:span><text:span text:style-name="T13">душ</text:span></text:p>
      <text:p text:style-name="P3" loext:marker-style-name="T1"><text:span text:style-name="T10"/></text:p>
      <text:p text:style-name="P4" loext:marker-style-name="T1"><text:span text:style-name="T10">Voyager — </text:span><text:span text:style-name="T14">Вояджер</text:span></text:p>
      <text:p text:style-name="P1" loext:marker-style-name="T1"><text:span text:style-name="T10">Voyager's Manor — </text:span><text:span text:style-name="T14">Садиба Вояджера</text:span></text:p>
      <text:p text:style-name="P3" loext:marker-style-name="T1"><text:span text:style-name="T10"/></text:p>
      <text:p text:style-name="P3" loext:marker-style-name="T1"><text:span text:style-name="T10"/></text:p>
      <text:p text:style-name="P3" loext:marker-style-name="T1"><text:span text:style-name="T10">Л</text:span><text:span text:style-name="T2">ЕГІОНИ:</text:span></text:p>
      <text:p text:style-name="P1" loext:marker-style-name="T1"><text:span text:style-name="T2">Dungeon Convicts - </text:span><text:span text:style-name="T15">З</text:span><text:span text:style-name="T2">асудженні підземелля</text:span></text:p>
      <text:p text:style-name="P1" loext:marker-style-name="T1"><text:span text:style-name="T2">Draconic Myth - Драконічний міф</text:span></text:p>
      <text:p text:style-name="P5" loext:marker-style-name="T1"><text:span text:style-name="T2">Darkness Congregation - Паства темряви</text:span></text:p>
      <text:p text:style-name="P1" loext:marker-style-name="T1"><text:span text:style-name="T2">Conformists of the Entity - Конформісти Сутності</text:span></text:p>
      <text:p text:style-name="P6" loext:marker-style-name="T1"><text:span text:style-name="T2"/></text:p>
      <text:p text:style-name="P6" loext:marker-style-name="T1"><text:span text:style-name="T2">Cinder Totem — Тотем попелу</text:span></text:p>
      <text:p text:style-name="P1" loext:marker-style-name="T1"><text:span text:style-name="T2">Clerical Bones</text:span><text:span text:style-name="T16"> — </text:span><text:span text:style-name="T17">Кістка Клірика</text:span></text:p>
      <text:p text:style-name="P1" loext:marker-style-name="T1">Demon Chalice — <text:span text:style-name="T18">Чаша Демон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7:56:29.617335151</meta:creation-date>
    <meta:generator>LibreOffice/24.8.0.3$Linux_X86_64 LibreOffice_project/0bdf1299c94fe897b119f97f3c613e9dca6be583</meta:generator>
    <dc:date>2024-09-05T10:38:09.599580119</dc:date>
    <meta:editing-duration>PT2H2M54S</meta:editing-duration>
    <meta:editing-cycles>30</meta:editing-cycles>
    <dc:description>https://github.com/5RKS/Hells_Voyager_Translation
https://github.com/Vovkiv/Hells_Voyager_Translation</dc:description>
    <meta:keyword>переклад гра волков volkov hell voyager</meta:keyword>
    <dc:subject>Пояснення до української локалізації гри "Hell's Voyager"</dc:subject>
    <dc:title>Пояснення до української локалізації гри "Hell's Voyager"</dc:title>
    <meta:document-statistic meta:table-count="0" meta:image-count="0" meta:object-count="0" meta:page-count="1" meta:paragraph-count="19" meta:word-count="92" meta:character-count="645" meta:non-whitespace-character-count="562"/>
  </office:meta>
</office:document-meta>
</file>